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startuml</text:p>
      <text:p text:style-name="Standard"/>
      <text:p text:style-name="Standard">skin rose</text:p>
      <text:p text:style-name="Standard">rectangle "Задание 2"{</text:p>
      <text:p text:style-name="Standard">actor Клиент</text:p>
      <text:p text:style-name="Standard">actor "Клиент без аккаунта"</text:p>
      <text:p text:style-name="Standard">storage Войти</text:p>
      <text:p text:style-name="Standard">storage "Редактировать профиль"</text:p>
      <text:p text:style-name="Standard">storage "Оформить заказ"</text:p>
      <text:p text:style-name="Standard">storage "Оплата заказа"</text:p>
      <text:p text:style-name="Standard">storage "Просмотр ассортимента"</text:p>
      <text:p text:style-name="Standard">storage Регистрация</text:p>
      <text:p text:style-name="Standard">storage "Редактировать заказ"</text:p>
      <text:p text:style-name="Standard">storage "Отмена заказа"</text:p>
      <text:p text:style-name="Standard">storage "Изменение заказа"</text:p>
      <text:p text:style-name="Standard">"Клиент без аккаунта" -down-&gt; Регистрация</text:p>
      <text:p text:style-name="Standard">"Клиент без аккаунта" -down-&gt; "Просмотр ассортимента"</text:p>
      <text:p text:style-name="Standard">Клиент ---&gt; "Оформить заказ"</text:p>
      <text:p text:style-name="Standard">Клиент --&gt; "Оплата заказа"</text:p>
      <text:p text:style-name="Standard">Клиент --&gt; "Просмотр ассортимента"</text:p>
      <text:p text:style-name="Standard">Клиент --&gt; Войти</text:p>
      <text:p text:style-name="Standard">Войти ...&gt; "Редактировать профиль": &lt;&lt;extend&gt;&gt;</text:p>
      <text:p text:style-name="Standard">"Оформить заказ" ..&gt; "Редактировать заказ": &lt;&lt;extend&gt;&gt;</text:p>
      <text:p text:style-name="Standard">"Редактировать заказ" &lt;.. "Отмена заказа": &lt;&lt;include&gt;&gt;</text:p>
      <text:p text:style-name="Standard">"Редактировать заказ" &lt;.. "Изменение заказа": &lt;&lt;include&gt;&gt;</text:p>
      <text:p text:style-name="Standard">}</text:p>
      <text:p text:style-name="Standard">@endu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6:16:06.598628056</meta:creation-date>
    <dc:date>2024-10-02T16:16:47.580001730</dc:date>
    <meta:editing-duration>PT41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26" meta:word-count="92" meta:character-count="715" meta:non-whitespace-character-count="653"/>
  </office:meta>
</office:document-meta>
</file>